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pple Braille" svg:font-family="'Apple Braille'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9pt" style:font-size-asian="9pt" style:font-size-complex="9pt"/>
    </style:style>
    <style:style style:name="P3" style:family="paragraph">
      <style:text-properties style:font-name="Apple Braille" fo:font-size="12pt" fo:font-weight="normal" style:font-weight-asian="normal" style:font-weight-complex="norma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Arial" fo:font-size="8.5pt" style:font-size-asian="8.5pt" style:font-size-complex="8.5pt"/>
    </style:style>
    <style:style style:name="P6" style:family="paragraph"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2pt" fo:font-weight="normal" style:font-weight-asian="normal" style:font-weight-complex="normal"/>
    </style:style>
    <style:style style:name="P12" style:family="paragraph">
      <style:text-properties style:font-name="Arial" fo:font-size="8.5pt" style:font-size-asian="8.5pt" style:font-size-complex="8.5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pple Braille" fo:font-size="12pt"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" fo:font-size="8.5pt" style:font-size-asian="8.5pt" style:font-size-complex="8.5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fo:font-weight="normal" style:font-weight-asian="normal" style:font-weight-complex="normal"/>
    </style:style>
    <style:style style:name="gr1" style:family="graphic">
      <style:graphic-properties draw:stroke="dash" draw:stroke-dash="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808080" draw:fill-color="#ffffcc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cc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justify" draw:textarea-vertical-align="middle" draw:auto-grow-height="false" fo:min-height="0.293cm" fo:min-width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justify" draw:textarea-vertical-align="middle" draw:auto-grow-height="false" fo:min-height="0.293cm" fo:min-width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textarea-horizontal-align="justify" draw:textarea-vertical-align="middle" draw:auto-grow-height="false" fo:min-height="0.335cm" fo:min-width="1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textarea-horizontal-align="justify" draw:textarea-vertical-align="middle" draw:auto-grow-height="false" fo:min-height="0.22cm" fo:min-width="1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cfe7f5" draw:textarea-horizontal-align="justify" draw:textarea-vertical-align="middle" draw:auto-grow-height="false" fo:min-height="0.358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cfe7f5" draw:textarea-horizontal-align="justify" draw:textarea-vertical-align="middle" draw:auto-grow-height="false" fo:min-height="0.362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4" draw:style-name="gr5" draw:text-style-name="P4" svg:width="2.805cm" svg:height="0.408cm" svg:x="0.806cm" svg:y="0.464cm"><draw:text-box><text:p text:style-name="P1"><text:span text:style-name="T3">Application</text:span></text:p></draw:text-box></draw:frame></text:p>
      <text:p text:style-name="Standard"><draw:rect text:anchor-type="paragraph" draw:z-index="0" draw:style-name="gr1" draw:text-style-name="P1" svg:width="2.805cm" svg:height="2.67cm" svg:x="0.806cm" svg:y="0.385cm"><text:p/></draw:rect><draw:rect text:anchor-type="paragraph" draw:z-index="1" draw:style-name="gr2" draw:text-style-name="P2" svg:width="2.243cm" svg:height="0.89cm" svg:x="1.071cm" svg:y="0.707cm"><text:p text:style-name="P1"><text:span text:style-name="T1">JavaScript</text:span></text:p><text:p text:style-name="P1"><text:span text:style-name="T1">Legacy Code</text:span></text:p></draw:rect><draw:rect text:anchor-type="paragraph" draw:z-index="2" draw:style-name="gr3" draw:text-style-name="P2" svg:width="2.079cm" svg:height="0.743cm" svg:x="1.166cm" svg:y="2.057cm"><text:p text:style-name="P1"><text:span text:style-name="T1">Test Cases</text:span></text:p></draw:rect><draw:frame text:anchor-type="paragraph" draw:z-index="3" draw:style-name="gr4" draw:text-style-name="P3" svg:width="2.805cm" svg:height="0.523cm" svg:x="0.806cm" svg:y="1.596cm"><draw:text-box><text:p text:style-name="P1"><text:span text:style-name="T2"><text:s/></text:span><text:span text:style-name="T2">+</text:span></text:p></draw:text-box></draw:frame><draw:rect text:anchor-type="paragraph" draw:z-index="5" draw:style-name="gr6" draw:text-style-name="P5" svg:width="2.304cm" svg:height="1.004cm" svg:x="4.763cm" svg:y="0.616cm"><text:p text:style-name="P1"><text:span text:style-name="T4">Identify Classes</text:span></text:p></draw:rect><draw:rect text:anchor-type="paragraph" draw:z-index="6" draw:style-name="gr6" draw:text-style-name="P2" svg:width="2.262cm" svg:height="0.874cm" svg:x="4.729cm" svg:y="3.545cm"><text:p text:style-name="P1"><text:span text:style-name="T1">Infer Types</text:span></text:p></draw:rect><draw:rect text:anchor-type="paragraph" draw:z-index="7" draw:style-name="gr6" draw:text-style-name="P5" svg:width="2.075cm" svg:height="1.149cm" svg:x="7.308cm" svg:y="2.12cm"><text:p text:style-name="P1"><text:span text:style-name="T4">Infer </text:span></text:p><text:p text:style-name="P1"><text:span text:style-name="T4">Dependencies</text:span></text:p></draw:rect><draw:ellipse text:anchor-type="paragraph" draw:z-index="8" draw:style-name="gr7" draw:text-style-name="P6" svg:width="2.472cm" svg:height="1.916cm" svg:x="9.723cm" svg:y="1.817cm"><text:p text:style-name="P1"><text:span text:style-name="T5">Dependencies</text:span></text:p><text:p text:style-name="P1"><text:span text:style-name="T5"/></text:p></draw:ellipse><draw:ellipse text:anchor-type="paragraph" draw:z-index="9" draw:style-name="gr6" draw:text-style-name="P7" svg:width="1.731cm" svg:height="0.719cm" svg:x="10.125cm" svg:y="2.942cm"><text:p text:style-name="P1"><text:span text:style-name="T6">Associations</text:span></text:p></draw:ellipse><draw:custom-shape text:anchor-type="paragraph" draw:z-index="10" draw:style-name="gr8" draw:text-style-name="P8" svg:width="1.414cm" svg:height="0.294cm" svg:x="3.313cm" svg:y="0.981cm"><text:p/><draw:enhanced-geometry svg:viewBox="0 0 21600 21600" draw:mirror-horizontal="false" draw:mirror-vertical="false" draw:text-areas="0 ?f0 ?f5 ?f2" draw:type="right-arrow" draw:modifiers="15734.482758620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style-name="gr9" draw:text-style-name="P8" svg:width="0.332cm" svg:height="0.294cm" draw:transform="rotate (-0.000872664627183962) translate (9.39094444444444cm 2.61761111111111cm)"><text:p/><draw:enhanced-geometry svg:viewBox="0 0 21600 21600" draw:mirror-horizontal="false" draw:mirror-vertical="false" draw:text-areas="0 ?f0 ?f5 ?f2" draw:type="right-arrow" draw:modifiers="15734.482758620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style-name="gr10" draw:text-style-name="P8" svg:width="0.964cm" svg:height="0.336cm" draw:transform="rotate (-1.57079632679579) translate (8.60248611111111cm 1.15711111111111cm)"><text:p/><draw:enhanced-geometry svg:viewBox="0 0 21600 21600" draw:text-areas="0 ?f0 ?f5 ?f2" draw:type="right-arrow" draw:modifiers="15734.482758620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3" draw:name="Shape4" draw:style-name="gr11" draw:text-style-name="P9" svg:x1="7.066cm" svg:y1="1.134cm" svg:x2="8.47cm" svg:y2="1.134cm"><text:p/></draw:line><draw:line text:anchor-type="paragraph" draw:z-index="14" draw:name="Shape5" draw:style-name="gr12" draw:text-style-name="P1" svg:x1="5.861cm" svg:y1="3.546cm" svg:x2="5.861cm" svg:y2="2.708cm"><text:p/></draw:line><draw:custom-shape text:anchor-type="paragraph" draw:z-index="15" draw:style-name="gr13" draw:text-style-name="P8" svg:width="1.447cm" svg:height="0.221cm" draw:transform="skewX (0.0080285145591724) rotate (0.01745329251994) translate (5.85963888888889cm 2.619375cm)"><text:p/><draw:enhanced-geometry svg:viewBox="0 0 21600 21600" draw:mirror-horizontal="false" draw:mirror-vertical="false" draw:text-areas="0 ?f0 ?f5 ?f2" draw:type="right-arrow" draw:modifiers="15734.482758620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6" draw:name="Shape3" draw:style-name="gr12" draw:text-style-name="P1" svg:x1="2.23cm" svg:y1="3.053cm" svg:x2="2.23cm" svg:y2="3.979cm"><text:p/></draw:line><draw:custom-shape text:anchor-type="paragraph" draw:z-index="17" draw:name="Shape6" draw:style-name="gr14" draw:text-style-name="P10" svg:width="0.507cm" svg:height="0.507cm" svg:x="5.636cm" svg:y="1.489cm"><text:p text:style-name="P1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6" draw:style-name="gr15" draw:text-style-name="P11" svg:width="0.511cm" svg:height="0.511cm" svg:x="5.532cm" svg:y="4.196cm"><text:p text:style-name="P1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6" draw:style-name="gr14" draw:text-style-name="P10" svg:width="0.507cm" svg:height="0.507cm" svg:x="8.214cm" svg:y="3.154cm"><text:p text:style-name="P1"><text:span text:style-name="T7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8" draw:text-style-name="P8" svg:width="2.5cm" svg:height="0.294cm" svg:x="2.23cm" svg:y="3.859cm"><text:p/><draw:enhanced-geometry svg:viewBox="0 0 21600 21600" draw:mirror-horizontal="false" draw:mirror-vertical="false" draw:text-areas="0 ?f0 ?f5 ?f2" draw:type="right-arrow" draw:modifiers="18187.8702397743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style-name="gr16" draw:text-style-name="P12" svg:width="0.978cm" svg:height="0.429cm" svg:x="5.861cm" svg:y="2.321cm"><draw:text-box><text:p><text:span text:style-name="T4">types</text:span></text:p></draw:text-box></draw:frame><draw:frame text:anchor-type="paragraph" draw:z-index="22" draw:style-name="gr17" draw:text-style-name="P12" svg:width="1.049cm" svg:height="0.408cm" svg:x="7.555cm" svg:y="0.727cm"><draw:text-box><text:p><text:span text:style-name="T4">class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pple Braille" svg:font-family="'Apple Braille'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Silva</meta:initial-creator>
    <meta:creation-date>2016-11-22T14:11:07</meta:creation-date>
    <dc:date>2017-10-30T07:53:34</dc:date>
    <meta:editing-duration>PT2H8M54S</meta:editing-duration>
    <meta:editing-cycles>17</meta:editing-cycles>
    <meta:generator>OpenOffice/4.1.3$Unix OpenOffice.org_project/413m1$Build-9783</meta:generator>
    <dc:creator>Leonardo Silva</dc:creator>
    <meta:document-statistic meta:table-count="0" meta:image-count="0" meta:object-count="0" meta:page-count="1" meta:paragraph-count="0" meta:word-count="0" meta:character-count="0"/>
  </office:meta>
</office:document-meta>
</file>